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OpenSymbol" svg:font-family="OpenSymbol"/>
    <style:font-face style:name="Verdana" svg:font-family="Verdana"/>
    <style:font-face style:name="courier new" svg:font-family="'courier new'"/>
    <style:font-face style:name="verdana" svg:font-family="verdana"/>
    <style:font-face style:name="Bitstream Charter1" svg:font-family="'Bitstream Charter'" style:font-adornments="Regular" style:font-family-generic="roman"/>
    <style:font-face style:name="Calibri1" svg:font-family="Calibri" style:font-family-generic="swiss"/>
    <style:font-face style:name="Calibri" svg:font-family="Calibri" style:font-adornments="Regular"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Text_20_body">
      <style:paragraph-properties fo:margin-left="0in" fo:margin-right="0.1in" fo:text-indent="0in" style:auto-text-indent="false"/>
    </style:style>
    <style:style style:name="P3" style:family="paragraph" style:parent-style-name="Heading_20_2">
      <style:paragraph-properties fo:margin-top="0in" fo:margin-bottom="0.0201in" fo:break-before="page" style:shadow="non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variable-decls>
        <text:variable-decl office:value-type="float" text:name="Listning"/>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Opponeringsrapport DATX02-10-01</text:h>
      <text:p text:style-name="P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Gustaf Hallberg</text:p>
      <text:p text:style-name="Text_20_body">Per Hallgren</text:p>
      <text:p text:style-name="Text_20_body">Wuilbert Lopez</text:p>
      <text:h text:style-name="P3" text:outline-level="2">Innehåll</text:h>
      <text:p text:style-name="Text_20_body">Att göra en användarstudie för att testa den slutgiltiga produkten är en god idé och ett logiskt sätt att få ett resultat och diskussionsunderlag. Vi tycker att testfallen är bra, men det låga antalet deltagare är ett stort problem (enligt appendix E endast fyra stycken). Det borde tydligt nämnas att det var en liten studie och att den därför inte bör tas som ett slutgiltigt resultat utan snarare en indikation.</text:p>
      <text:p text:style-name="Text_20_body">Texten är innehållsrik och går igenom alla stora frågor kring projektet. Publikanpassningen är överlag bra, men nivån på rapporten kan i vissa fall tyckas vara något låg. T.ex. kanske man inte så grundligt behöver gå igenom NAT.</text:p>
      <text:p text:style-name="Text_20_body">Web-projektet beskrivs väldigt lite i rapporten, dock får man uppfattningen att det ska vara i samma storleksordning som VS-projektet. Ett avsnitt i kapitel 6 finns för web-projektet, men någon implementation diskuteras inte.</text:p>
      <text:p text:style-name="Text_20_body">Vi hittade en rak motsägning, mellan avsnitt 4.1.2 och 8.1, stycke 6. Den tidigare hävdar att målet är att synkronisera samtliga filer i ett projekt, och den senare hävdar att målet är att endast synkronisera enskilda filer.</text:p>
      <text:h text:style-name="Heading_20_2" text:outline-level="2">Struktur/språk</text:h>
      <text:p text:style-name="Text_20_body">Upplägget är bra, och vi märker att det finns en strävan att föra läsarna genom projektets naturliga arbetsgång. Varje kapitel inleds med en kort text som berättar vad vi har att förvänta oss. Språket i rapporten är bra, och håller sig nästan uteslutande objektivt.</text:p>
      <text:p text:style-name="Text_20_body">Återkoppling sker för sällan. Speciellt saknas återkoppling mellan kapitel 5 och kapitel 4. Det blir för läsaren svårt att ta till sig kapitel 5. Även om man får en bra bild över alla de olika designvalen är kapitlet förvirrande, då man inte vet till vad de behövs. Varför används VSIX? Detta nämns inte i texten, men av tabellen som följer kan man utröna att det är för att detektera och rendera markeringar.</text:p>
      <text:p text:style-name="Text_20_body">Texten känns utdragen. En orsak till detta är att upprepning sker ofta. Avsnitt 4.1.2 återkommer i sin helhet i avsnitt 6.5. Dessutom finner vi att kapitel 3 är helt överflödigt. Det kan tas bort ur rapporten utan att påverka något annat kapitel. Inga kopplingar till kapitel 3 finns i rapporten i övrigt. Vi finner några av figurerna överflödiga och för stora, och de tar därför upp mycket plats i onödan. De sista fem fallen i figur 10 hade kunnat komprimeras betydligt, t.ex. till en rad, eller till ett fall. I allmänhet känner vi att texten innehåller mycket utfyllnad.</text:p>
      <text:p text:style-name="P1">Det är svårt att följa övergång mellan teori och utförande, och vi tror att detta kanske beror på tempusanvändingen. Presens används mycket, och i allmänhet används presens ofta för att konstatera saker ("users never sends their code"). Texten saknar dessutom agenter, vilket gör att det är svårt att veta att det faktiskt är författarna som också skapat Collab ("Colab uses a"). Språket är dock genomgående objektivt, vilket är bra.</text:p>
      <text:h text:style-name="Heading_20_2" text:outline-level="2">Formalia</text:h>
      <text:p text:style-name="Text_20_body">Syftet för projektet är inte definierat i rapporten. Således finns heller inga avgränsningar. Det är väldigt svårt att sedan ta till sig resultatet, och vi känner att vi inte vet varför vi läser rapporten vilket ytterligare bidrar till att rapporten känns utdragen.</text:p>
      <text:p text:style-name="P1">Referenser hanteras i allmänhet bra men i vissa fall har de fallit bort, t.ex. i kapitel 1 stycke 3. I kapitel 6.6 hävdas att VSIX används för att implementera highlighting och hänvisar till kapitel 5.5. Dock förtäljer inte kapitel 5.5 vad VSIX används till. Dessutom är hänvisningen ej komple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OpenSymbol" svg:font-family="OpenSymbol"/>
    <style:font-face style:name="Verdana" svg:font-family="Verdana"/>
    <style:font-face style:name="courier new" svg:font-family="'courier new'"/>
    <style:font-face style:name="verdana" svg:font-family="verdana"/>
    <style:font-face style:name="Bitstream Charter1" svg:font-family="'Bitstream Charter'" style:font-adornments="Regular" style:font-family-generic="roman"/>
    <style:font-face style:name="Calibri1" svg:font-family="Calibri" style:font-family-generic="swiss"/>
    <style:font-face style:name="Calibri" svg:font-family="Calibri" style:font-adornments="Regular"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font-variant="normal" fo:text-transform="none" style:use-window-font-color="true" style:text-outline="false" style:font-name="Calibri" fo:font-size="10pt" fo:language="ru" fo:country="RU" fo:text-shadow="none"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2in" fo:margin-right="0.1in" fo:margin-top="0in" fo:margin-bottom="0.0835in" fo:line-height="100%" fo:text-align="justify" style:justify-single-word="false" fo:text-indent="0in" style:auto-text-indent="false" style:page-number="auto" style:shadow="none" fo:keep-with-next="auto"/>
      <style:text-properties style:use-window-font-color="true" style:font-name="Calibri" fo:font-size="10.5pt"/>
    </style:style>
    <style:style style:name="Heading_20_1" style:display-name="Heading 1" style:family="paragraph" style:parent-style-name="Standard" style:default-outline-level="1" style:class="text" style:master-page-name="">
      <style:paragraph-properties fo:margin-left="0.0799in" fo:margin-right="0.1in" fo:margin-top="0.1598in" fo:margin-bottom="0.1in" fo:text-indent="0in" style:auto-text-indent="false" style:page-number="auto" fo:background-color="transparent" fo:keep-with-next="always">
        <style:background-image/>
      </style:paragraph-properties>
      <style:text-properties fo:color="#ff6309" style:font-name="Nimbus Sans L1" fo:font-size="24pt" fo:text-shadow="1pt 1pt" fo:font-weight="bold"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1201in" fo:margin-bottom="0.0201in" fo:text-indent="0in" style:auto-text-indent="false" fo:background-color="#ffffff" fo:keep-with-next="always">
        <style:background-image/>
      </style:paragraph-properties>
      <style:text-properties fo:color="#808080" style:font-name="Verdana" fo:font-size="12.5pt" fo:font-style="normal" fo:font-weight="normal"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80808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80808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8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Header" style:family="paragraph" style:parent-style-name="Standard" style:class="extra">
      <style:paragraph-properties text:number-lines="false" text:line-number="0">
        <style:tab-stops>
          <style:tab-stop style:position="3.3638in" style:type="center"/>
          <style:tab-stop style:position="6.7283in" style:type="righ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7283in" style:type="right" style:leader-style="dotted" style:leader-text="."/>
        </style:tab-stops>
      </style:paragraph-properties>
      <style:text-properties style:font-name="Calibri" fo:font-size="10.5pt" fo:font-style="normal"/>
    </style:style>
    <style:style style:name="Footnote" style:family="paragraph" style:parent-style-name="Standard" style:class="extra">
      <style:paragraph-properties fo:margin-left="0.1965in" fo:margin-right="0in" fo:margin-top="0.1402in" fo:margin-bottom="0in" fo:text-indent="-0.1965in"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319in" style:type="right" style:leader-style="dotted" style:leader-text="."/>
        </style:tab-stops>
      </style:paragraph-properties>
      <style:text-properties style:font-name="Calibri" fo:font-size="10.5pt"/>
    </style:style>
    <style:style style:name="Footer" style:family="paragraph" style:parent-style-name="Standard" style:class="extra">
      <style:paragraph-properties text:number-lines="false" text:line-number="0">
        <style:tab-stops>
          <style:tab-stop style:position="3.3638in" style:type="center"/>
          <style:tab-stop style:position="6.7283in" style:type="right"/>
        </style:tab-stops>
      </style:paragraph-properties>
      <style:text-properties style:font-name="Courier 10 Pitch"/>
    </style:style>
    <style:style style:name="Untitled1" style:family="paragraph" style:parent-style-name="Text_20_body" style:class="text"/>
    <style:style style:name="Untitled2" style:family="paragraph" style:parent-style-name="Text_20_body" style:class="text" style:master-page-name="">
      <style:paragraph-properties style:page-number="auto" fo:keep-with-next="always"/>
    </style:style>
    <style:style style:name="Untitled3" style:family="paragraph" style:parent-style-name="Heading_20_1" style:default-outline-level="" style:list-style-name="" style:class="text">
      <style:paragraph-properties fo:background-color="#ffffff" style:shadow="none">
        <style:tab-stops/>
        <style:background-image/>
      </style:paragraph-properties>
      <style:text-properties fo:background-color="#ffffff"/>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next-style-name="CodeName" style:master-page-name="">
      <style:paragraph-properties fo:margin-left="0.2in" fo:margin-right="0.1in" fo:keep-together="always" fo:orphans="0" fo:widows="0" fo:text-indent="0in" style:auto-text-indent="false" style:page-number="auto" fo:background-color="transparent" fo:padding="0.0201in" fo:border="0.0071in solid #000000" style:shadow="#808080 0.0402in 0.0402in">
        <style:background-image/>
      </style:paragraph-properties>
      <style:text-properties fo:color="#000000" style:font-name="Courier 10 Pitch" fo:font-size="9.5pt"/>
    </style:style>
    <style:style style:name="Code_20_Inline" style:display-name="Code Inline" style:family="paragraph" style:parent-style-name="Code" style:master-page-name="">
      <style:paragraph-properties fo:keep-together="auto" style:page-number="auto" fo:keep-with-next="always"/>
    </style:style>
    <style:style style:name="CodeName" style:family="paragraph" style:parent-style-name="Code" style:next-style-name="Text_20_body">
      <style:paragraph-properties fo:margin-left="0.4in" fo:margin-right="0in" fo:margin-top="0in" fo:margin-bottom="0.1in" fo:text-align="start" style:justify-single-word="false" fo:text-indent="0in" style:auto-text-indent="false" fo:background-color="transparent" fo:padding="0in" fo:border="none" style:shadow="none">
        <style:background-image/>
      </style:paragraph-properties>
      <style:text-properties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354in"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39in" style:type="right" style:leader-style="dotted" style:leader-text="."/>
        </style:tab-stops>
      </style:paragraph-properties>
      <style:text-properties fo:font-size="10.5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fo:text-indent="-0.3in" fo:margin-left="-0.2in"/>
        </style:list-level-properties>
      </text:outline-level-style>
      <text:outline-level-style text:level="2" style:num-format="">
        <style:list-level-properties text:list-level-position-and-space-mode="label-alignment">
          <style:list-level-label-alignment text:label-followed-by="listtab" fo:text-indent="-0.4in" fo:margin-left="-0.1in"/>
        </style:list-level-properties>
      </text:outline-level-style>
      <text:outline-level-style text:level="3" style:num-format="">
        <style:list-level-properties text:list-level-position-and-space-mode="label-alignment">
          <style:list-level-label-alignment text:label-followed-by="listtab" fo:text-indent="-0.5in"/>
        </style:list-level-properties>
      </text:outline-level-style>
      <text:outline-level-style text:level="4" style:num-format="">
        <style:list-level-properties text:list-level-position-and-space-mode="label-alignment">
          <style:list-level-label-alignment text:label-followed-by="listtab" text:list-tab-stop-position="0.1in" fo:text-indent="-0.6in" fo:margin-left="0.1in"/>
        </style:list-level-properties>
      </text:outline-level-style>
      <text:outline-level-style text:level="5" style:num-format="">
        <style:list-level-properties text:list-level-position-and-space-mode="label-alignment">
          <style:list-level-label-alignment text:label-followed-by="listtab" text:list-tab-stop-position="0.2in" fo:text-indent="-0.7in" fo:margin-left="0.2in"/>
        </style:list-level-properties>
      </text:outline-level-style>
      <text:outline-level-style text:level="6" style:num-format="">
        <style:list-level-properties text:list-level-position-and-space-mode="label-alignment">
          <style:list-level-label-alignment text:label-followed-by="listtab" text:list-tab-stop-position="0.3in" fo:text-indent="-0.8in" fo:margin-left="0.3in"/>
        </style:list-level-properties>
      </text:outline-level-style>
      <text:outline-level-style text:level="7" style:num-format="">
        <style:list-level-properties text:list-level-position-and-space-mode="label-alignment">
          <style:list-level-label-alignment text:label-followed-by="listtab" text:list-tab-stop-position="0.4in" fo:text-indent="-0.9in" fo:margin-left="0.4in"/>
        </style:list-level-properties>
      </text:outline-level-style>
      <text:outline-level-style text:level="8" style:num-format="">
        <style:list-level-properties text:list-level-position-and-space-mode="label-alignment">
          <style:list-level-label-alignment text:label-followed-by="listtab" text:list-tab-stop-position="0.5in" fo:text-indent="-1in" fo:margin-left="0.5in"/>
        </style:list-level-properties>
      </text:outline-level-style>
      <text:outline-level-style text:level="9" style:num-format="">
        <style:list-level-properties text:list-level-position-and-space-mode="label-alignment">
          <style:list-level-label-alignment text:label-followed-by="listtab" text:list-tab-stop-position="0.6in" fo:text-indent="-1.1in" fo:margin-left="0.6in"/>
        </style:list-level-properties>
      </text:outline-level-style>
      <text:outline-level-style text:level="10" style:num-format="">
        <style:list-level-properties text:list-level-position-and-space-mode="label-alignment">
          <style:list-level-label-alignment text:label-followed-by="listtab" text:list-tab-stop-position="0.7in" fo:text-indent="-1.2in" fo:margin-left="0.7in"/>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 text:page-adjust="-4"/></text:p>
      </style:footer>
    </style:master-page>
    <style:master-page style:name="First_20_Page" style:display-name="First Page" style:page-layout-name="Mpm2" style:next-style-name="Standard"/>
    <style:master-page style:name="Landscap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Planeringsrapport</dc:title>
    <meta:initial-creator/>
    <dc:creator>Per Hallgren</dc:creator>
    <meta:editing-cycles>135</meta:editing-cycles>
    <dc:date>2010-05-26T17:11:44</dc:date>
    <meta:editing-duration>PT19H34M28S</meta:editing-duration>
    <meta:document-statistic meta:table-count="0" meta:image-count="0" meta:object-count="0" meta:page-count="2" meta:paragraph-count="18" meta:word-count="561" meta:character-count="3438"/>
  </office:meta>
</office:document-meta>
</file>